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0da0b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3cf8a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2b787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3cf8a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4a16f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da0b" officeooo:paragraph-rsid="0010da0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da0b" officeooo:paragraph-rsid="0013cf8a" style:font-size-asian="10pt" style:font-weight-asian="normal" style:font-size-complex="10pt" style:font-weight-complex="normal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0da0b" style:font-size-asian="10pt" style:font-size-complex="10pt"/>
    </style:style>
    <style:style style:name="T3" style:family="text">
      <style:text-properties fo:font-size="10pt" officeooo:rsid="0014edca" style:font-size-asian="10pt" style:font-size-complex="1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officeooo:rsid="0010da0b" style:font-size-asian="28pt" style:font-size-complex="28pt"/>
    </style:style>
    <style:style style:name="T6" style:family="text">
      <style:text-properties fo:font-size="28pt" officeooo:rsid="0014edca" style:font-size-asian="28pt" style:font-size-complex="28pt"/>
    </style:style>
    <style:style style:name="T7" style:family="text">
      <style:text-properties fo:font-size="12pt" officeooo:rsid="0010da0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Me Prostrarei</text:span><text:tab/><text:tab/><text:span text:style-name="T1">Michelle Nascimento<text:tab/></text:span><text:span text:style-name="T6">[ 37 ]</text:span></text:p>
      <text:p text:style-name="P1">Se apenas o meu nome ouvir chama</text:p>
      <text:p text:style-name="P1">Para o ide do Senhor obedecer</text:p>
      <text:p text:style-name="P1">Eu me prostrarei e te servirei</text:p>
      <text:p text:style-name="P1">Mesmo eu sendo um homem fraco</text:p>
      <text:p text:style-name="P1">E pecador tu conheces meu coração Senhor</text:p>
      <text:p text:style-name="P1">E no teu altar eu me humilharei pois reconheço que sou fraco e pecador(2x)</text:p>
      <text:p text:style-name="P1"/>
      <text:p text:style-name="P1">Envia teu anjo com a brasa viva</text:p>
      <text:p text:style-name="P1">purificado serei</text:p>
      <text:p text:style-name="P1">Envia teu anjo com a brasa viva e</text:p>
      <text:p text:style-name="P1">preparado estarei</text:p>
      <text:p text:style-name="P1"/>
      <text:p text:style-name="P1">Para o teu ide Senhor(2x)</text:p>
      <text:p text:style-name="P6"/>
      <text:p text:style-name="P3">O Senhor como tu fizeste com Isaias ó Pai venha me purificar Senhor, toca em meus labios com a brasa viva.</text:p>
      <text:p text:style-name="P5">Purifica-me, santifica-me Senhor, usa a minha vida para tua vontade usa-me Senhor eis-me aqui</text:p>
      <text:p text:style-name="P5"><text:span text:style-name="T5">Me Prostrarei</text:span><text:span text:style-name="T7"><text:tab/><text:tab/></text:span><text:span text:style-name="T2">Michelle Nascimento<text:tab/></text:span><text:span text:style-name="T6">[ 37 ]</text:span></text:p>
      <text:p text:style-name="P2">Se apenas o meu nome ouvir chama</text:p>
      <text:p text:style-name="P2">Para o ide do Senhor obedecer</text:p>
      <text:p text:style-name="P2">Eu me prostrarei e te servirei</text:p>
      <text:p text:style-name="P2">Mesmo eu sendo um homem fraco</text:p>
      <text:p text:style-name="P2">E pecador tu conheces meu coração Senhor</text:p>
      <text:p text:style-name="P2">E no teu altar eu me humilharei pois reconheço que sou fraco e pecador(2x)</text:p>
      <text:p text:style-name="P2"/>
      <text:p text:style-name="P2">Envia teu anjo com a brasa viva</text:p>
      <text:p text:style-name="P2">purificado serei</text:p>
      <text:p text:style-name="P2">Envia teu anjo com a brasa viva e</text:p>
      <text:p text:style-name="P2">preparado estarei</text:p>
      <text:p text:style-name="P2"/>
      <text:p text:style-name="P2">Para o teu ide Senhor(2x)</text:p>
      <text:p text:style-name="P7"/>
      <text:p text:style-name="P4">O Senhor como tu fizeste com Isaias ó Pai venha me purificar Senhor, toca em meus labios com a brasa viva.</text:p>
      <text:p text:style-name="P4">Purifica-me, santifica-me Senhor, usa a minha vida para tua vontade usa-me Senhor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5:02.626525743</dc:date>
    <meta:editing-cycles>17</meta:editing-cycles>
    <meta:editing-duration>PT23M33S</meta:editing-duration>
    <meta:generator>LibreOffice/5.2.5.1$Linux_X86_64 LibreOffice_project/20m0$Build-1</meta:generator>
    <meta:document-statistic meta:table-count="0" meta:image-count="0" meta:object-count="0" meta:page-count="1" meta:paragraph-count="28" meta:word-count="224" meta:character-count="1192" meta:non-whitespace-character-count="994"/>
  </office:meta>
</office:document-meta>
</file>